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name-asian="Arial1" style:font-size-asian="10pt" style:font-name-complex="Arial1" style:font-size-complex="10pt"/>
    </style:style>
    <style:style style:name="P2" style:family="paragraph" style:parent-style-name="Standard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Arial" fo:font-size="12pt" style:font-name-asian="Arial1" style:font-size-asian="12pt" style:font-name-complex="Arial1" style:font-size-complex="12pt"/>
    </style:style>
    <style:style style:name="P3" style:family="paragraph" style:parent-style-name="Standard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Arial" fo:font-size="10pt" style:font-name-asian="Arial1" style:font-size-asian="10pt" style:font-name-complex="Arial1" style:font-size-complex="10pt"/>
    </style:style>
    <style:style style:name="P4" style:family="paragraph" style:parent-style-name="Standard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5" style:family="paragraph" style:parent-style-name="Title" style:master-page-name="Standard">
      <style:paragraph-properties style:page-number="1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0pt" fo:background-color="#fbfbfb" loext:char-shading-value="0" style:font-name-asian="Arial1" style:font-size-asian="10pt" style:font-name-complex="Arial1" style:font-size-complex="10pt"/>
    </style:style>
    <style:style style:name="T3" style:family="text">
      <style:text-properties style:font-name="Arial" fo:font-size="10pt" style:font-name-asian="Arial1" style:font-size-asian="10pt" style:font-name-complex="Arial1" style:font-size-complex="10pt"/>
    </style:style>
    <style:style style:name="T4" style:family="text">
      <style:text-properties fo:color="#000000" style:font-name="Arial" fo:font-size="10pt" style:font-name-asian="Arial1" style:font-size-asian="10pt" style:font-name-complex="Arial1" style:font-size-complex="10pt"/>
    </style:style>
    <style:style style:name="T5" style:family="text">
      <style:text-properties fo:color="#000000" style:font-name="Arial" fo:font-size="10pt" fo:font-weight="bold" style:font-name-asian="Arial1" style:font-size-asian="10pt" style:font-weight-asian="bold" style:font-name-complex="Arial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gjdgxs"/><text:span text:style-name="T1">Тестовое задание</text:span></text:p>
      <text:p text:style-name="P2"/>
      <text:p text:style-name="P4"><text:span text:style-name="T4">Установить advanced шаблон Yii2 фреймворка, в backend-приложении реализовать следующий закрытый функционал (доступ в backend-приложение должен производиться только по паролю, сложного разделения прав не требуется):</text:span></text:p>
      <text:p text:style-name="P3"/>
      <text:p text:style-name="P4"><text:span text:style-name="T4">Написать класс/объект Apple с хранением яблок в БД MySql следуя ООП парадигме.</text:span></text:p>
      <text:p text:style-name="P3"/>
      <text:p text:style-name="P4"><text:span text:style-name="T5">Функции</text:span></text:p>
      <text:p text:style-name="P4"><text:span text:style-name="T4">- упасть</text:span></text:p>
      <text:p text:style-name="P4"><text:span text:style-name="T4">- съесть ($percent - процент откушенной части)</text:span></text:p>
      <text:p text:style-name="P4"><text:span text:style-name="T4">- удалить (когда полностью съедено)</text:span></text:p>
      <text:p text:style-name="P3"/>
      <text:p text:style-name="P4"><text:span text:style-name="T5">Переменные</text:span></text:p>
      <text:p text:style-name="P4"><text:span text:style-name="T4">- цвет (устанавливается при создании объекта случайным)</text:span></text:p>
      <text:p text:style-name="P4"><text:span text:style-name="T4">- дата появления (устанавливается при создании объекта случайным unixTmeStamp)</text:span></text:p>
      <text:p text:style-name="P4"><text:span text:style-name="T4">- дата падения (устанавливается при падении объекта с дерева)</text:span></text:p>
      <text:p text:style-name="P4"><text:span text:style-name="T4">- статус (на дереве / упало)</text:span></text:p>
      <text:p text:style-name="P4"><text:span text:style-name="T4">- сколько съели (%)</text:span></text:p>
      <text:p text:style-name="P4"><text:span text:style-name="T4">- другие необходимые переменные, для определения состояния.</text:span></text:p>
      <text:p text:style-name="P3"/>
      <text:p text:style-name="P4"><text:span text:style-name="T5">Состояния</text:span></text:p>
      <text:p text:style-name="P4"><text:span text:style-name="T4">- висит на дереве</text:span></text:p>
      <text:p text:style-name="P4"><text:span text:style-name="T4">- упало/лежит на земле</text:span></text:p>
      <text:p text:style-name="P4"><text:span text:style-name="T4">- гнилое яблоко</text:span></text:p>
      <text:p text:style-name="P3"/>
      <text:p text:style-name="P4"><text:span text:style-name="T5">Условия</text:span></text:p>
      <text:p text:style-name="P4"><text:soft-page-break/><text:span text:style-name="T4">Пока висит на дереве - испортиться не может.</text:span></text:p>
      <text:p text:style-name="P4"><text:span text:style-name="T4">Когда висит на дереве - съесть не получится.</text:span></text:p>
      <text:p text:style-name="P4"><text:span text:style-name="T4">После лежания 5 часов - портится.</text:span></text:p>
      <text:p text:style-name="P4"><text:span text:style-name="T4">Когда испорчено - съесть не получится.</text:span></text:p>
      <text:p text:style-name="P4"><text:span text:style-name="T4">Когда съедено - удаляется из массива яблок.</text:span></text:p>
      <text:p text:style-name="P3"/>
      <text:p text:style-name="P4"><text:span text:style-name="T5">Пример результирующего скрипта:</text:span></text:p>
      <text:p text:style-name="P4"><text:span text:style-name="T4">$apple = new Apple('green');</text:span></text:p>
      <text:p text:style-name="P3"/>
      <text:p text:style-name="P4"><text:span text:style-name="T4">echo $apple-&gt;color; // green</text:span></text:p>
      <text:p text:style-name="P3"/>
      <text:p text:style-name="P4"><text:span text:style-name="T2">$apple-&gt;eat(50); // Бросить исключение - Съесть нельзя, яблоко на дереве</text:span></text:p>
      <text:p text:style-name="P4"><text:span text:style-name="T2">echo $apple-&gt;size; // 1 - decimal</text:span></text:p>
      <text:p text:style-name="P3"/>
      <text:p text:style-name="P4"><text:span text:style-name="T4">$apple-&gt;fallToGround(); // упасть на землю</text:span></text:p>
      <text:p text:style-name="P4"><text:span text:style-name="T4">$apple-&gt;eat(25); // откусить четверть яблока</text:span></text:p>
      <text:p text:style-name="P4"><text:span text:style-name="T4">echo $apple-&gt;size; // 0,75</text:span></text:p>
      <text:p text:style-name="P1"/>
      <text:p text:style-name="Standard"><text:span text:style-name="T3">На странице в приложении должны быть отображены все яблоки, которые на этой же странице можно сгенерировать в случайном кол-ве соответствующей кнопкой.</text:span></text:p>
      <text:p text:style-name="Standard"><text:span text:style-name="T3">Рядом с каждым яблоком должны быть реализованы кнопки или формы соответствующие функциям (упасть, съесть <text:s/>процент…) в задании.</text:span></text:p>
      <text:p text:style-name="P4"><text:span text:style-name="T4">Задача не имеет каких-либо ограничений и требований. Все подходы к ее решению определяют способность выбора правильного алгоритма при проектировании системы и умение предусмотреть любые возможности развития алгоритма. Задание должно быть выложено в репозиторий на gitHub, с сохранением истории коммитов. Креативность только приветствуетс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2083in" loext:contextual-spacing="false" fo:line-height="100%" fo:padding-left="0in" fo:padding-right="0in" fo:padding-top="0in" fo:padding-bottom="0.0555in" fo:border-left="none" fo:border-right="none" fo:border-top="none" fo:border-bottom="0.99pt solid #5b9bd5"/>
      <style:text-properties fo:color="#323e4f" style:font-name="Calibri" fo:font-family="Calibri" style:font-family-generic="roman" style:font-pitch="variable" fo:font-size="26pt" style:font-name-asian="Calibri1" style:font-family-asian="Calibri" style:font-family-generic-asian="system" style:font-pitch-asian="variable" style:font-size-asian="26pt" style:font-name-complex="Calibri1" style:font-family-complex="Calibri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5" meta:word-count="265" meta:character-count="1906" meta:non-whitespace-character-count="1675"/>
    <meta:generator>LibreOfficeDev/6.0.5.2$Linux_X86_64 LibreOffice_project/</meta:generator>
  </office:meta>
</office:document-meta>
</file>